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start" style:justify-single-word="false"/>
      <style:text-properties fo:font-style="normal" style:font-style-asian="normal" style:font-style-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paragraph-properties fo:text-align="start" style:justify-single-word="false"/>
    </style:style>
    <style:style style:name="P7" style:family="paragraph" style:parent-style-name="Standard">
      <style:paragraph-properties fo:text-align="start" style:justify-single-word="false"/>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kumentation des Prototyping:</text:p>
      <text:p text:style-name="Standard"/>
      <text:p text:style-name="Standard">Einleitung: Was soll der Prototyp können?...</text:p>
      <text:p text:style-name="Standard"/>
      <text:p text:style-name="Standard">Bei der Erstellung eines Prototypen zu der Gestenerkennung sind einige Hindernisse zu bewältigen gewesen. Konkret handelt es sich um Programmatische sowie um Konzeptionelle besonderheiten, die zunächst untersucht und im Anschluss auf validem Weg gelöst werden müssen. Eine besondere Erschwehrniss ist dabei die fehlende Unterstüztung durch geeignete Dokumentationen oder Fachliteratur, die Antworten auf o.g. Problemstellungen liefern. </text:p>
      <text:p text:style-name="Standard"/>
      <text:p text:style-name="Standard">Folgende Problemstellungen sind im Verlauf des Prototyping zu lösen:</text:p>
      <text:p text:style-name="Standard"/>
      <text:p text:style-name="Standard">Etwicklung eines Übersichtlichen Verfahrens zum Ein- und Auszoomen sowie zum Verschieben einer beliebigen View:</text:p>
      <text:p text:style-name="Standard">Die Android Dokumentation liefert zur Zoom Funktionalität folgenden Ansatze:</text:p>
      <text:p text:style-name="Standard"/>
      <text:p text:style-name="Standard">Vergrößern und Verkleinern von Bildern mittels dynamischem Nachladen von unterschiedlichen Bildgrößen und Animation des Überganges von der Darstellung einer Bildgröße in eine andere.</text:p>
      <text:p text:style-name="Standard"/>
      <text:p text:style-name="Standard">Dies ist jedoch kein echter Zoom.</text:p>
      <text:p text:style-name="Standard"/>
      <text:p text:style-name="Standard">Android Cook Book liefert zum Zoom in Views folgenden Ansatz</text:p>
      <text:p text:style-name="Standard"/>
      <text:p text:style-name="Standard">Vergrößern und Verkleinern von ImageViews mit Hilfe der Matrix Schnittstelle. Hier bietet die Android API mit dem manipulierenden Zugriff auf das Matrix Objekt der ImageView mit den Methoden:</text:p>
      <text:list xml:id="list37621558" text:style-name="L1">
        <text:list-item>
          <text:p text:style-name="P3">postTranslate() und</text:p>
        </text:list-item>
        <text:list-item>
          <text:p text:style-name="P3">postScale()</text:p>
        </text:list-item>
      </text:list>
      <text:p text:style-name="Standard">eine komfortable und einfache Möglichkeit eine ImageView dynamisch zu skallieren, oder den Fokus der Imagedarstellung zu verändern.</text:p>
      <text:p text:style-name="Standard"/>
      <text:p text:style-name="Standard">Diese Lösung bezieht sich jedoch lediglich auf allgemeine ImageViews. Die Superklasse View die durch ImageView erweitert wird, ermöglicht es nicht die zu grundeliegende Matrix zur Skallierung und Positionierung der View direkt zu verändern.</text:p>
      <text:p text:style-name="Standard">Entsprechend dem Ziel dieses Projektes muss eine generische Lösung gefunden werden, die anwendbar auf alle View Elemente ist. Daher muss ein Algorithmus entworfen werden, der die vorhandenen Methoden der View Klasse nutzt um eine Zoom Funktionalität, sowie ein Verschieben des Fokus auf die View zu ermöglichen.</text:p>
      <text:p text:style-name="Standard"/>
      <text:p text:style-name="Standard">Für die Skallierung einer beliebigen View bietet die Android API folgende Methoden an:</text:p>
      <text:list xml:id="list37628576" text:style-name="L2">
        <text:list-item>
          <text:p text:style-name="P4">setScaleX()</text:p>
        </text:list-item>
        <text:list-item>
          <text:p text:style-name="P4">setScaleY()</text:p>
        </text:list-item>
      </text:list>
      <text:p text:style-name="Standard">und für die Veränderung des Fokus auf die View:</text:p>
      <text:list xml:id="list37605889" text:style-name="L3">
        <text:list-item>
          <text:p text:style-name="P5">setTranslationX()</text:p>
        </text:list-item>
        <text:list-item>
          <text:p text:style-name="P5">setTranslationY()</text:p>
        </text:list-item>
      </text:list>
      <text:p text:style-name="Standard"/>
      <text:p text:style-name="Standard">Ein bei der weitergehenden Entwicklung des Prototyps auftretendes Problem war das auftreten von unerwünschten Seiteneffekten bei der Verwendung des Listeners zur Erkennung Berührungen und Bewegungen einzelner Finger auf dem Touchbildschirm. Dieser Listener muss einer View zugeordnet werden:</text:p>
      <text:p text:style-name="P1">viewInstance.setOnTouchListener(touchListenerInstance)</text:p>
      <text:p text:style-name="P2">Wird jedoch die selbe View Instanz nun neu Skalliert auf Grund der durch die Berührungsgeste <text:soft-page-break/>angestoßene Zoom Funktionalität, kommt es zu einem flackernden Übergang von der uhrspünglichen Skallierung in die neue Skallierung. Dies liegt daran, dass die Koordinaten der View, welche für die Berechnung der Geste und dem sich daraus ergebenden Zoom Faktor herangezohgen werden, durch die Skallierung unmittelbar verändert werden. Dies hat die flackernden Bildarteffakte als Folge.</text:p>
      <text:p text:style-name="P2"/>
      <text:p text:style-name="P2">Als Lösung darf die View, welche durch einen Zoom neu skalliert wird, im Falle einer gestengetriebenen Zoom Funktionalität nie die Bemessungsgrundlage (Koordinaten) für die Berechnung des Skallierungsfaktors sein.</text:p>
      <text:p text:style-name="P2"/>
      <text:p text:style-name="P2">Im folgenden wird der gestengetriebene Zoom Algoritmus vorgestellt und die zu grundeliegenden mathematischen Berechungen an Hand von Beispielen erläutert.</text:p>
      <text:p text:style-name="P2"/>
      <text:p text:style-name="P2">Der erste Prototyp sollte folende Funktionalität bereitstellen:</text:p>
      <text:p text:style-name="P2"/>
      <text:list xml:id="list37621780" text:style-name="L4">
        <text:list-item>
          <text:p text:style-name="P6">Erkennung und interpretation einer Pinch Open und Pinch Close Geste</text:p>
        </text:list-item>
        <text:list-item>
          <text:p text:style-name="P6">Fokusänderung durch die Grag Geste</text:p>
        </text:list-item>
        <text:list-item>
          <text:p text:style-name="P6">Konfigurierbare Grenzen zu dem maximalen und minimalen Zoom Faktor</text:p>
        </text:list-item>
        <text:list-item>
          <text:p text:style-name="P6">Konfigurierbare Grenzen für den Verschiebungsbeireich der Fokusänderung</text:p>
        </text:list-item>
        <text:list-item>
          <text:p text:style-name="P6">Variable Definition des Geltungsbereiches für die Pinch Open/ Close Funkionalität sowie der Funktionalität zur Fokusänderung</text:p>
        </text:list-item>
      </text:list>
      <text:p text:style-name="P2"/>
      <text:p text:style-name="P2">Bei der Umsetzung o.g. Funktionalitäten sind einige Besonderheiten zu beachten. Weiter wird die Umsetzung erläutert sowie auf das Android Layout und View Konzept eingegangen.</text:p>
      <text:p text:style-name="P2"/>
      <text:p text:style-name="P2">Erkennung und Interpretation von Gesten</text:p>
      <text:p text:style-name="P2"/>
      <text:p text:style-name="P2">Der Prototyp zeit, wie in Android einfache Berührungen und Bewegungen erkannt werden und für den Entwickler zugänglich gemacht wird.</text:p>
      <text:p text:style-name="P2"/>
      <text:p text:style-name="P2">Drag -&gt; besonderheit merken des berechneten Punktes als neuer ausgangspunkt</text:p>
      <text:p text:style-name="P2">--&gt; Distance berechnung, Richtungsvektoren</text:p>
      <text:p text:style-name="P2">--&gt; Latency -&gt; configurierbar</text:p>
      <text:p text:style-name="P2">wo sind weitere Konfigurierbare parameter</text:p>
      <text:p text:style-name="P2"/>
      <text:p text:style-name="P2">Zoom -&gt; Distanzberechnung der anfangsdistanz und end distanz</text:p>
      <text:p text:style-name="P2">--&gt; Faktor bildung aus distanz </text:p>
      <text:p text:style-name="P2">--&gt; unterschied in der interpretation pinch open || pinch close</text:p>
      <text:p text:style-name="P2">--&gt; merken des letzten Scallierungsfaktors für übergänge zwischen Pinch gesten <text:s/>-&gt; <text:s/>würde dieser nicht gemerkt werden und in die Berechnung der folgenden Skallierung mit einbezohgen werden, so würde die View ständig neu skalliert werden und somit zu beginn einer Pinch geste wieder zu ihrer initialen Skallierung springen -&gt; </text:p>
      <text:p text:style-name="P2">Sprunghaftes verhalten bei der folge skallierung durch Pinch gesten</text:p>
      <text:p text:style-name="P2">--&gt; Konfiguration der Grenzen-&gt; min max Skale</text:p>
      <text:p text:style-name="P2">-&gt; Konfiguration weiterer Gesten zum Zoom -&gt; Double Click</text:p>
      <text:p text:style-name="P2">-&gt; Konfiguration der Latency</text:p>
      <text:p text:style-name="P2"/>
      <text:p text:style-name="P2">Weiter steht die Frage kann auf Basis dieses Prototyps ein Ansatz entwickelt werden, der eine gestengetriebene Skallierung von einer Menge P unterschiedlicher Views ermöglicht, wobei gilt: Menge P von Views &lt; Menge Q von Views in einer Layoutdefinition </text:p>
      <text:p text:style-name="P2">und </text:p>
      <text:p text:style-name="P2">P Element von Q</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0H17M4S</meta:editing-duration>
    <meta:editing-cycles>15</meta:editing-cycles>
    <meta:generator>OpenOffice.org/3.3$Win32 OpenOffice.org_project/330m20$Build-9567</meta:generator>
    <dc:date>2014-11-24T18:42:59.55</dc:date>
    <meta:document-statistic meta:table-count="0" meta:image-count="0" meta:object-count="0" meta:page-count="3" meta:paragraph-count="50" meta:word-count="725" meta:character-count="5237"/>
    <meta:user-defined meta:name="Info 1"/>
    <meta:user-defined meta:name="Info 2"/>
    <meta:user-defined meta:name="Info 3"/>
    <meta:user-defined meta:name="Info 4"/>
  </office:meta>
</office:document-meta>
</file>